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52d" officeooo:paragraph-rsid="0008352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0f9e" officeooo:paragraph-rsid="00070f9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officeooo:rsid="00070f9e" officeooo:paragraph-rsid="00070f9e" style:font-size-asian="13pt" style:font-size-complex="13pt"/>
    </style:style>
    <style:style style:name="P4" style:family="paragraph" style:parent-style-name="Standard">
      <style:text-properties fo:font-size="13pt" officeooo:rsid="0008352d" officeooo:paragraph-rsid="0008352d" style:font-size-asian="13pt" style:font-size-complex="13pt"/>
    </style:style>
    <style:style style:name="P5" style:family="paragraph" style:parent-style-name="Standard">
      <style:text-properties fo:font-size="13pt" officeooo:rsid="000967d5" officeooo:paragraph-rsid="000967d5" style:font-size-asian="13pt" style:font-size-complex="13pt"/>
    </style:style>
    <style:style style:name="P6" style:family="paragraph" style:parent-style-name="Standard">
      <style:text-properties fo:font-size="13pt" fo:font-style="italic" style:text-underline-style="solid" style:text-underline-width="auto" style:text-underline-color="font-color" officeooo:rsid="00070f9e" officeooo:paragraph-rsid="00070f9e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italic" style:text-underline-style="solid" style:text-underline-width="auto" style:text-underline-color="font-color" officeooo:rsid="000967d5" officeooo:paragraph-rsid="000967d5" style:font-size-asian="13pt" style:font-style-asian="italic" style:font-size-complex="13pt" style:font-style-complex="italic"/>
    </style:style>
    <style:style style:name="T1" style:family="text">
      <style:text-properties officeooo:rsid="0008352d"/>
    </style:style>
    <style:style style:name="T2" style:family="text">
      <style:text-properties officeooo:rsid="000c2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tập lớn Mạng máy tính</text:p>
      <text:p text:style-name="P3"/>
      <text:p text:style-name="P6">Cách chạy:</text:p>
      <text:p text:style-name="P3">1. Giải nén và đi vào thư mục.</text:p>
      <text:p text:style-name="P3">2. Gõ “java Server &lt;portServerFrontEnd&gt; &lt;portServerMD5&gt; &lt;portServerSHA256&gt; <text:span text:style-name="T1">&lt;enter&gt;</text:span>” để <text:span text:style-name="T1">chạy 3 server với 3 portnumber tương ứng.</text:span></text:p>
      <text:p text:style-name="P4">3. Mở một terminal khác.</text:p>
      <text:p text:style-name="P4">Gõ “java Client &lt;IP address&gt; &lt;portnumber&gt; &lt;enter&gt;</text:p>
      <text:p text:style-name="P4">Với portnumber là portServerFrontEnd đã nhập ở bước 2.</text:p>
      <text:p text:style-name="P4">- Nhập message.</text:p>
      <text:p text:style-name="P4">- Đợi vài giây để 2 mã hash: MD5 hash và SHA256 hash trả về client.</text:p>
      <text:p text:style-name="P4">- Gõ “exit” để thoát ra.</text:p>
      <text:p text:style-name="P4"/>
      <text:p text:style-name="P7">Thành viên:</text:p>
      <text:p text:style-name="P5">- Nguyễn Đức Minh (15021794): <text:span text:style-name="T2">viết Server Frontend và các Hash Server, Nodes.<text:tab/></text:span></text:p>
      <text:p text:style-name="P5">- Nguyễn Thanh Ngân (15021120): <text:span text:style-name="T2">viết Utils, class Client và Server, chuyển đổi từ String thành các mã hash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7:18:11.518638524</meta:creation-date>
    <dc:date>2017-06-04T19:42:41.042116899</dc:date>
    <meta:editing-duration>PT16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3" meta:character-count="622" meta:non-whitespace-character-count="521"/>
  </office:meta>
</office:document-meta>
</file>